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425in"/>
    </style:style>
    <style:style style:name="co3" style:family="table-column">
      <style:table-column-properties fo:break-before="auto" style:column-width="4.0035in"/>
    </style:style>
    <style:style style:name="co4" style:family="table-column">
      <style:table-column-properties fo:break-before="auto" style:column-width="3.9709in"/>
    </style:style>
    <style:style style:name="co5" style:family="table-column">
      <style:table-column-properties fo:break-before="auto" style:column-width="1.6252in"/>
    </style:style>
    <style:style style:name="co6" style:family="table-column">
      <style:table-column-properties fo:break-before="auto" style:column-width="1.6465in"/>
    </style:style>
    <style:style style:name="co7" style:family="table-column">
      <style:table-column-properties fo:break-before="auto" style:column-width="0.7638in"/>
    </style:style>
    <style:style style:name="co8" style:family="table-column">
      <style:table-column-properties fo:break-before="auto" style:column-width="1.7217in"/>
    </style:style>
    <style:style style:name="co9" style:family="table-column">
      <style:table-column-properties fo:break-before="auto" style:column-width="1.5709in"/>
    </style:style>
    <style:style style:name="co10" style:family="table-column">
      <style:table-column-properties fo:break-before="auto" style:column-width="1.2807in"/>
    </style:style>
    <style:style style:name="co11" style:family="table-column">
      <style:table-column-properties fo:break-before="auto" style:column-width="1.3339in"/>
    </style:style>
    <style:style style:name="co12" style:family="table-column">
      <style:table-column-properties fo:break-before="auto" style:column-width="1.0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100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Line </text:p>
          </table:table-cell>
          <table:table-cell office:value-type="string">
            <text:p>Ref Des </text:p>
          </table:table-cell>
          <table:table-cell office:value-type="string">
            <text:p>Description </text:p>
          </table:table-cell>
          <table:table-cell office:value-type="string">
            <text:p>Type </text:p>
          </table:table-cell>
          <table:table-cell office:value-type="string">
            <text:p>Vendor </text:p>
          </table:table-cell>
          <table:table-cell office:value-type="string">
            <text:p>Vendor Part Number </text:p>
          </table:table-cell>
          <table:table-cell office:value-type="string">
            <text:p>Quantity</text:p>
          </table:table-cell>
          <table:table-cell table:number-columns-repeated="5"/>
        </table:table-row>
        <table:table-row table:style-name="ro1">
          <table:table-cell table:style-name="ce1" office:value-type="string">
            <text:p>1 </text:p>
          </table:table-cell>
          <table:table-cell office:value-type="string">
            <text:p>n/a </text:p>
          </table:table-cell>
          <table:table-cell office:value-type="string">
            <text:p>PCB for ISP Shield </text:p>
          </table:table-cell>
          <table:table-cell office:value-type="string">
            <text:p>Printed circuit board </text:p>
          </table:table-cell>
          <table:table-cell office:value-type="string">
            <text:p>Evil Mad Science </text:p>
          </table:table-cell>
          <table:table-cell table:style-name="ce1" office:value-type="string">
            <text:p>681 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1" office:value-type="string">
            <text:p>2 </text:p>
          </table:table-cell>
          <table:table-cell office:value-type="string">
            <text:p>R1 </text:p>
          </table:table-cell>
          <table:table-cell office:value-type="string">
            <text:p>Reset line pull-up resistor </text:p>
          </table:table-cell>
          <table:table-cell office:value-type="string">
            <text:p>10k, 1/6 W </text:p>
          </table:table-cell>
          <table:table-cell office:value-type="string">
            <text:p>Digikey </text:p>
          </table:table-cell>
          <table:table-cell office:value-type="string">
            <text:p>10KETR-ND 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1" office:value-type="string">
            <text:p>3 </text:p>
          </table:table-cell>
          <table:table-cell office:value-type="string">
            <text:p>R2 thru R6 </text:p>
          </table:table-cell>
          <table:table-cell office:value-type="string">
            <text:p>Reset and LED load resistors </text:p>
          </table:table-cell>
          <table:table-cell office:value-type="string">
            <text:p>1000 ohm, 1/4 W </text:p>
          </table:table-cell>
          <table:table-cell office:value-type="string">
            <text:p>Digikey </text:p>
          </table:table-cell>
          <table:table-cell office:value-type="string">
            <text:p>1.0KQBK-ND </text:p>
          </table:table-cell>
          <table:table-cell table:style-name="ce2"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style-name="ce1" office:value-type="string">
            <text:p>14 </text:p>
          </table:table-cell>
          <table:table-cell office:value-type="string">
            <text:p>R7</text:p>
          </table:table-cell>
          <table:table-cell office:value-type="string">
            <text:p>Auto-reset override resistor</text:p>
          </table:table-cell>
          <table:table-cell office:value-type="string">
            <text:p>100 ohm, 1/4 W </text:p>
          </table:table-cell>
          <table:table-cell office:value-type="string">
            <text:p>Digi-Key </text:p>
          </table:table-cell>
          <table:table-cell office:value-type="string">
            <text:p>100QBK-ND </text:p>
          </table:table-cell>
          <table:table-cell table:style-name="ce3" office:value-type="string">
            <text:p>1 </text:p>
          </table:table-cell>
          <table:table-cell table:number-columns-repeated="5"/>
        </table:table-row>
        <table:table-row table:style-name="ro1">
          <table:table-cell table:style-name="ce1" office:value-type="string">
            <text:p>4 </text:p>
          </table:table-cell>
          <table:table-cell office:value-type="string">
            <text:p>J5, J6</text:p>
          </table:table-cell>
          <table:table-cell office:value-type="string">
            <text:p>Target Power Enable, Auto-Reset Override (Header)</text:p>
          </table:table-cell>
          <table:table-cell office:value-type="string">
            <text:p>6 pin right-angle header, 0.1” spacing </text:p>
          </table:table-cell>
          <table:table-cell office:value-type="string">
            <text:p>Digikey </text:p>
          </table:table-cell>
          <table:table-cell office:value-type="string">
            <text:p>SAM1043-06-ND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1" office:value-type="string">
            <text:p>5 </text:p>
          </table:table-cell>
          <table:table-cell office:value-type="string">
            <text:p>PROG, ERROR, PULSE, HELLO </text:p>
          </table:table-cell>
          <table:table-cell office:value-type="string">
            <text:p>Indicator LED </text:p>
          </table:table-cell>
          <table:table-cell office:value-type="string">
            <text:p>3mm, Diffused Yellow </text:p>
          </table:table-cell>
          <table:table-cell office:value-type="string">
            <text:p>Evil Mad Science </text:p>
          </table:table-cell>
          <table:table-cell table:style-name="ce1" office:value-type="string">
            <text:p>357 </text:p>
          </table:table-cell>
          <table:table-cell table:style-name="ce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1" office:value-type="string">
            <text:p>6 </text:p>
          </table:table-cell>
          <table:table-cell office:value-type="string">
            <text:p>XTL </text:p>
          </table:table-cell>
          <table:table-cell office:value-type="string">
            <text:p>Crystal </text:p>
          </table:table-cell>
          <table:table-cell office:value-type="string">
            <text:p>16 MHz </text:p>
          </table:table-cell>
          <table:table-cell office:value-type="string">
            <text:p>Digikey </text:p>
          </table:table-cell>
          <table:table-cell office:value-type="string">
            <text:p>XC1721-ND 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1" office:value-type="string">
            <text:p>7 </text:p>
          </table:table-cell>
          <table:table-cell office:value-type="string">
            <text:p>C2, C3 </text:p>
          </table:table-cell>
          <table:table-cell office:value-type="string">
            <text:p>Capacitors for crystal </text:p>
          </table:table-cell>
          <table:table-cell office:value-type="string">
            <text:p>18pF, 50 V ceramic </text:p>
          </table:table-cell>
          <table:table-cell office:value-type="string">
            <text:p>Digikey </text:p>
          </table:table-cell>
          <table:table-cell office:value-type="string">
            <text:p>BC1004CT-ND </text:p>
          </table:table-cell>
          <table:table-cell table:style-name="ce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" office:value-type="string">
            <text:p>8 </text:p>
          </table:table-cell>
          <table:table-cell office:value-type="string">
            <text:p>C1 </text:p>
          </table:table-cell>
          <table:table-cell office:value-type="string">
            <text:p>Bypass Capacitor </text:p>
          </table:table-cell>
          <table:table-cell office:value-type="string">
            <text:p>0.1uF Capacitor </text:p>
          </table:table-cell>
          <table:table-cell office:value-type="string">
            <text:p>Digikey </text:p>
          </table:table-cell>
          <table:table-cell office:value-type="string">
            <text:p>BC1148TR-ND 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1" office:value-type="string">
            <text:p>9 </text:p>
          </table:table-cell>
          <table:table-cell office:value-type="string">
            <text:p>S1 </text:p>
          </table:table-cell>
          <table:table-cell office:value-type="string">
            <text:p>Reset Switch </text:p>
          </table:table-cell>
          <table:table-cell office:value-type="string">
            <text:p>Tactile pushbutton switch </text:p>
          </table:table-cell>
          <table:table-cell office:value-type="string">
            <text:p>Digikey </text:p>
          </table:table-cell>
          <table:table-cell office:value-type="string">
            <text:p>679-2452-ND 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1" office:value-type="string">
            <text:p>10 </text:p>
          </table:table-cell>
          <table:table-cell office:value-type="string">
            <text:p>ISP6 </text:p>
          </table:table-cell>
          <table:table-cell office:value-type="string">
            <text:p>6 pin ISP Header </text:p>
          </table:table-cell>
          <table:table-cell office:value-type="string">
            <text:p>2x3 pin 0.1” spaced DIL header </text:p>
          </table:table-cell>
          <table:table-cell office:value-type="string">
            <text:p>Digikey </text:p>
          </table:table-cell>
          <table:table-cell office:value-type="string">
            <text:p>609-3202-ND 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1" office:value-type="string">
            <text:p>11 </text:p>
          </table:table-cell>
          <table:table-cell office:value-type="string">
            <text:p>J1 thru J4 </text:p>
          </table:table-cell>
          <table:table-cell office:value-type="string">
            <text:p>Header set, 6-pin (2 pcs), 8-pin (2 pcs) </text:p>
          </table:table-cell>
          <table:table-cell office:value-type="string">
            <text:p>Stacking type header, 0.1” spacing </text:p>
          </table:table-cell>
          <table:table-cell office:value-type="string">
            <text:p>Evil Mad Science </text:p>
          </table:table-cell>
          <table:table-cell table:style-name="ce1" office:value-type="string">
            <text:p>633 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1" office:value-type="string">
            <text:p>12 </text:p>
          </table:table-cell>
          <table:table-cell office:value-type="string">
            <text:p>U1 </text:p>
          </table:table-cell>
          <table:table-cell office:value-type="string">
            <text:p>ZIF DIP Socket </text:p>
          </table:table-cell>
          <table:table-cell office:value-type="string">
            <text:p>28 pin, 0.3" pin spacing </text:p>
          </table:table-cell>
          <table:table-cell office:value-type="string">
            <text:p>Evil Mad Science </text:p>
          </table:table-cell>
          <table:table-cell table:style-name="ce1" office:value-type="string">
            <text:p>212 </text:p>
          </table:table-cell>
          <table:table-cell table:style-name="ce2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1" office:value-type="string">
            <text:p>13 </text:p>
          </table:table-cell>
          <table:table-cell office:value-type="string">
            <text:p>J5, J6 (Jumper) </text:p>
          </table:table-cell>
          <table:table-cell office:value-type="string">
            <text:p>Target Power Enable, Auto-Reset Override (Jumper)</text:p>
          </table:table-cell>
          <table:table-cell office:value-type="string">
            <text:p>2 pin jumper block, 0.1” spacing </text:p>
          </table:table-cell>
          <table:table-cell office:value-type="string">
            <text:p>Digikey </text:p>
          </table:table-cell>
          <table:table-cell office:value-type="string">
            <text:p>A26242-ND </text:p>
          </table:table-cell>
          <table:table-cell table:style-name="ce2" office:value-type="float" office:value="2">
            <text:p>2</text:p>
          </table:table-cell>
          <table:table-cell table:number-columns-repeated="5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7"/>
          <table:table-cell table:style-name="ce4"/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number-columns-repeated="7"/>
          <table:table-cell table:style-name="ce4"/>
          <table:table-cell table:style-name="ce5"/>
          <table:table-cell table:style-name="ce4" table:number-columns-repeated="3"/>
        </table:table-row>
        <table:table-row table:style-name="ro1" table:number-rows-repeated="3">
          <table:table-cell table:number-columns-repeated="7"/>
          <table:table-cell table:style-name="ce4" table:number-columns-repeated="5"/>
        </table:table-row>
        <table:table-row table:style-name="ro1">
          <table:table-cell table:number-columns-repeated="7"/>
          <table:table-cell table:style-name="ce4"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5">03/25/2011</text:date>, <text:time>18:5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 Hembry</meta:initial-creator>
    <meta:creation-date>2011-02-10T16:40:56</meta:creation-date>
    <dc:date>2011-03-25T18:52:09</dc:date>
    <dc:creator>Dan Hembry</dc:creator>
    <meta:editing-duration>PT23H01M28S</meta:editing-duration>
    <meta:editing-cycles>83</meta:editing-cycles>
    <meta:generator>OpenOffice.org/3.2$Unix OpenOffice.org_project/320m12$Build-9483</meta:generator>
    <meta:document-statistic meta:table-count="3" meta:cell-count="105" meta:object-count="0"/>
  </office:meta>
</office:document-meta>
</file>